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Graph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groups</text:p>
          </table:table-cell>
          <table:table-cell table:style-name="ce1" office:value-type="string">
            <text:p>products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belongs_to</text:p>
          </table:table-cell>
          <table:table-cell table:style-name="ce1" office:value-type="string">
            <text:p>similar_to</text:p>
          </table:table-cell>
          <table:table-cell table:style-name="ce1" office:value-type="string">
            <text:p>reviewed_by</text:p>
          </table:table-cell>
          <table:table-cell table:style-name="ce1" office:value-type="string">
            <text:p>friend_of</text:p>
          </table:table-cell>
        </table:table-row>
        <table:table-row table:style-name="ro1">
          <table:table-cell office:value-type="string">
            <text:p>Graph_100_2_2</text:p>
          </table:table-cell>
          <table:table-cell table:style-name="ce2" office:value-type="float" office:value="247714">
            <text:p>247714</text:p>
          </table:table-cell>
          <table:table-cell table:style-name="ce2" office:value-type="float" office:value="454923">
            <text:p>4549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47599">
            <text:p>247599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1760">
            <text:p>1760</text:p>
          </table:table-cell>
          <table:table-cell table:style-name="ce2" office:value-type="float" office:value="462016">
            <text:p>462016</text:p>
          </table:table-cell>
        </table:table-row>
        <table:table-row table:style-name="ro1">
          <table:table-cell office:value-type="string">
            <text:p>Graph_1000_2_2</text:p>
          </table:table-cell>
          <table:table-cell table:style-name="ce2" office:value-type="float" office:value="679917">
            <text:p>679917</text:p>
          </table:table-cell>
          <table:table-cell table:style-name="ce2" office:value-type="float" office:value="1904059">
            <text:p>190405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62">
            <text:p>1062</text:p>
          </table:table-cell>
          <table:table-cell table:style-name="ce2" office:value-type="float" office:value="678851">
            <text:p>678851</text:p>
          </table:table-cell>
          <table:table-cell table:style-name="ce2" office:value-type="float" office:value="1062">
            <text:p>1062</text:p>
          </table:table-cell>
          <table:table-cell table:style-name="ce2" office:value-type="float" office:value="1564">
            <text:p>1564</text:p>
          </table:table-cell>
          <table:table-cell table:style-name="ce2" office:value-type="float" office:value="41337">
            <text:p>41337</text:p>
          </table:table-cell>
          <table:table-cell table:style-name="ce2" office:value-type="float" office:value="1929183">
            <text:p>1929183</text:p>
          </table:table-cell>
        </table:table-row>
        <table:table-row table:style-name="ro1">
          <table:table-cell office:value-type="string">
            <text:p>scale</text:p>
          </table:table-cell>
          <table:table-cell table:formula="of:=ROUND([.B3]/[.B2]; 2)" office:value-type="float" office:value="2.74">
            <text:p>2.74</text:p>
          </table:table-cell>
          <table:table-cell table:formula="of:=ROUND([.C3]/[.C2]; 2)" office:value-type="float" office:value="4.19">
            <text:p>4.19</text:p>
          </table:table-cell>
          <table:table-cell table:formula="of:=ROUND([.D3]/[.D2]; 2)" office:value-type="float" office:value="1.33">
            <text:p>1.33</text:p>
          </table:table-cell>
          <table:table-cell table:formula="of:=ROUND([.E3]/[.E2]; 2)" office:value-type="float" office:value="9.48">
            <text:p>9.48</text:p>
          </table:table-cell>
          <table:table-cell table:formula="of:=ROUND([.F3]/[.F2]; 2)" office:value-type="float" office:value="2.74">
            <text:p>2.74</text:p>
          </table:table-cell>
          <table:table-cell table:formula="of:=ROUND([.G3]/[.G2]; 2)" office:value-type="float" office:value="9.48">
            <text:p>9.48</text:p>
          </table:table-cell>
          <table:table-cell table:formula="of:=ROUND([.H3]/[.H2]; 2)" office:value-type="float" office:value="9.65">
            <text:p>9.65</text:p>
          </table:table-cell>
          <table:table-cell table:formula="of:=ROUND([.I3]/[.I2]; 2)" office:value-type="float" office:value="23.49">
            <text:p>23.49</text:p>
          </table:table-cell>
          <table:table-cell table:formula="of:=ROUND([.J3]/[.J2]; 2)" office:value-type="float" office:value="4.18">
            <text:p>4.18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Graph_10000_2_2</text:p>
          </table:table-cell>
          <table:table-cell table:style-name="ce2" office:value-type="float" office:value="980304">
            <text:p>980304</text:p>
          </table:table-cell>
          <table:table-cell table:style-name="ce2" office:value-type="float" office:value="3102090">
            <text:p>310209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08">
            <text:p>10008</text:p>
          </table:table-cell>
          <table:table-cell table:style-name="ce2" office:value-type="float" office:value="970292">
            <text:p>970292</text:p>
          </table:table-cell>
          <table:table-cell table:style-name="ce2" office:value-type="float" office:value="10008">
            <text:p>10008</text:p>
          </table:table-cell>
          <table:table-cell table:style-name="ce2" office:value-type="float" office:value="12302">
            <text:p>12302</text:p>
          </table:table-cell>
          <table:table-cell table:style-name="ce2" office:value-type="float" office:value="289503">
            <text:p>289503</text:p>
          </table:table-cell>
          <table:table-cell table:style-name="ce2" office:value-type="float" office:value="2798616">
            <text:p>2798616</text:p>
          </table:table-cell>
        </table:table-row>
        <table:table-row table:style-name="ro1">
          <table:table-cell office:value-type="string">
            <text:p>scale</text:p>
          </table:table-cell>
          <table:table-cell table:formula="of:=ROUND([.B6]/[.B3]; 2)" office:value-type="float" office:value="1.44">
            <text:p>1.44</text:p>
          </table:table-cell>
          <table:table-cell table:formula="of:=ROUND([.C6]/[.C3]; 2)" office:value-type="float" office:value="1.63">
            <text:p>1.63</text:p>
          </table:table-cell>
          <table:table-cell table:formula="of:=ROUND([.D6]/[.D3]; 2)" office:value-type="float" office:value="1">
            <text:p>1</text:p>
          </table:table-cell>
          <table:table-cell table:formula="of:=ROUND([.E6]/[.E3]; 2)" office:value-type="float" office:value="9.42">
            <text:p>9.42</text:p>
          </table:table-cell>
          <table:table-cell table:formula="of:=ROUND([.F6]/[.F3]; 2)" office:value-type="float" office:value="1.43">
            <text:p>1.43</text:p>
          </table:table-cell>
          <table:table-cell table:formula="of:=ROUND([.G6]/[.G3]; 2)" office:value-type="float" office:value="9.42">
            <text:p>9.42</text:p>
          </table:table-cell>
          <table:table-cell table:formula="of:=ROUND([.H6]/[.H3]; 2)" office:value-type="float" office:value="7.87">
            <text:p>7.87</text:p>
          </table:table-cell>
          <table:table-cell table:formula="of:=ROUND([.I6]/[.I3]; 2)" office:value-type="float" office:value="7">
            <text:p>7</text:p>
          </table:table-cell>
          <table:table-cell table:formula="of:=ROUND([.J6]/[.J3]; 2)" office:value-type="float" office:value="1.45">
            <text:p>1.4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+ missing similar_to</text:p>
          </table:table-cell>
          <table:table-cell table:number-columns-repeated="9"/>
        </table:table-row>
        <table:table-row table:style-name="ro1">
          <table:table-cell office:value-type="string">
            <text:p>Graph_1000_2_2</text:p>
          </table:table-cell>
          <table:table-cell table:style-name="ce2" office:value-type="float" office:value="679917">
            <text:p>679917</text:p>
          </table:table-cell>
          <table:table-cell table:style-name="ce2" office:value-type="float" office:value="1905214">
            <text:p>19052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62">
            <text:p>1062</text:p>
          </table:table-cell>
          <table:table-cell table:style-name="ce2" office:value-type="float" office:value="678851">
            <text:p>678851</text:p>
          </table:table-cell>
          <table:table-cell table:style-name="ce2" office:value-type="float" office:value="1062">
            <text:p>1062</text:p>
          </table:table-cell>
          <table:table-cell table:style-name="ce2" office:value-type="float" office:value="2588">
            <text:p>2588</text:p>
          </table:table-cell>
          <table:table-cell table:style-name="ce2" office:value-type="float" office:value="23689">
            <text:p>23689</text:p>
          </table:table-cell>
          <table:table-cell table:style-name="ce2" office:value-type="float" office:value="1877875">
            <text:p>1877875</text:p>
          </table:table-cell>
        </table:table-row>
        <table:table-row table:style-name="ro1">
          <table:table-cell/>
          <table:table-cell table:formula="of:=SUM([.D10:.F10])" office:value-type="float" office:value="679917">
            <text:p>679917</text:p>
          </table:table-cell>
          <table:table-cell table:formula="of:=SUM([.G10:.J10])" office:value-type="float" office:value="1905214">
            <text:p>1905214</text:p>
          </table:table-cell>
          <table:table-cell table:number-columns-repeated="7"/>
        </table:table-row>
        <table:table-row table:style-name="ro1">
          <table:table-cell/>
          <table:table-cell table:formula="of:=[.B10]-[.B11]" office:value-type="float" office:value="0">
            <text:p>0</text:p>
          </table:table-cell>
          <table:table-cell table:formula="of:=[.C10]-[.C11]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+ missing friend_of</text:p>
          </table:table-cell>
          <table:table-cell table:number-columns-repeated="9"/>
        </table:table-row>
        <table:table-row table:style-name="ro1">
          <table:table-cell office:value-type="string">
            <text:p>+ missing similar_to </text:p>
          </table:table-cell>
          <table:table-cell table:number-columns-repeated="9"/>
        </table:table-row>
        <table:table-row table:style-name="ro1">
          <table:table-cell office:value-type="string">
            <text:p>Graph_1000_2_2</text:p>
          </table:table-cell>
          <table:table-cell table:style-name="ce2" office:value-type="float" office:value="679917">
            <text:p>679917</text:p>
          </table:table-cell>
          <table:table-cell table:style-name="ce2" office:value-type="float" office:value="1905214">
            <text:p>19052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62">
            <text:p>1062</text:p>
          </table:table-cell>
          <table:table-cell table:style-name="ce2" office:value-type="float" office:value="678851">
            <text:p>678851</text:p>
          </table:table-cell>
          <table:table-cell table:style-name="ce2" office:value-type="float" office:value="1062">
            <text:p>1062</text:p>
          </table:table-cell>
          <table:table-cell table:style-name="ce2" office:value-type="float" office:value="2588">
            <text:p>2588</text:p>
          </table:table-cell>
          <table:table-cell table:style-name="ce2" office:value-type="float" office:value="23689">
            <text:p>23689</text:p>
          </table:table-cell>
          <table:table-cell table:style-name="ce2" office:value-type="float" office:value="1877875">
            <text:p>1877875</text:p>
          </table:table-cell>
        </table:table-row>
        <table:table-row table:style-name="ro1">
          <table:table-cell/>
          <table:table-cell table:formula="of:=SUM([.D16:.F16])" office:value-type="float" office:value="679917">
            <text:p>679917</text:p>
          </table:table-cell>
          <table:table-cell table:formula="of:=SUM([.G16:.J16])" office:value-type="float" office:value="1905214">
            <text:p>1905214</text:p>
          </table:table-cell>
          <table:table-cell table:number-columns-repeated="7"/>
        </table:table-row>
        <table:table-row table:style-name="ro1">
          <table:table-cell/>
          <table:table-cell table:formula="of:=[.B16]-[.B17]" office:value-type="float" office:value="0">
            <text:p>0</text:p>
          </table:table-cell>
          <table:table-cell table:formula="of:=[.C16]-[.C17]" office:value-type="float" office:value="0">
            <text:p>0</text:p>
          </table:table-cell>
          <table:table-cell table:number-columns-repeated="7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18:23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7:43</meta:creation-date>
    <dc:date>2013-10-10T19:24:43</dc:date>
    <meta:editing-duration>PT1H1S</meta:editing-duration>
    <meta:editing-cycles>5</meta:editing-cycles>
    <meta:generator>LibreOffice/4.0.2.2$Linux_X86_64 LibreOffice_project/400m0$Build-2</meta:generator>
    <meta:document-statistic meta:table-count="1" meta:cell-count="91" meta:object-count="0"/>
  </office:meta>
</office:document-meta>
</file>